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7e8219" style:font-style-asian="normal" style:font-style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12cm" style:font-size-asian="9pt" style:font-size-complex="9pt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T7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7e8219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rsid="00ad7c61" officeooo:paragraph-rsid="006432c5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52" style:family="text">
      <style:text-properties style:text-position="-5% 100%" fo:font-weight="normal" officeooo:rsid="008f8dcf" style:font-weight-asian="normal" style:font-weight-complex="normal"/>
    </style:style>
    <style:style style:name="MT53" style:family="text">
      <style:text-properties style:text-position="-5% 100%"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1"><text:placeholder text:placeholder-type="text">&lt;o.date_due&gt;</text:placeholder></text:span></text:p>
              <text:p text:style-name="MP31"><text:span text:style-name="MT52"><text:text-input text:description="&lt;o.afip_concept in ['2', '3', '4'] and &quot;Fecha servicio:&quot;&gt;">Fecha Servicio:</text:text-input></text:span><text:span text:style-name="MT52"><text:s/>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4"><text:span text:style-name="MT58">Referencia: </text:span><text:span text:style-name="MT59"><text:placeholder text:placeholder-type="text">&lt;o.name&gt;</text:placeholder></text:span></text:p>
              <text:p text:style-name="MP34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3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5">OBSERVACIONES</text:span>: <text:span text:style-name="MT66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70">Son: </text:span><text:span text:style-name="MT70"><text:placeholder text:placeholder-type="text">&lt;o.currency_id.name or o.company_id.currency_id.name&gt;</text:placeholder></text:span><text:span text:style-name="MT70"><text:s/>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/>
            </table:table-cell>
          </table:table-row>
          <table:table-row table:style-name="Table2.2">
            <table:table-cell table:style-name="Table2.A2" office:value-type="string">
              <text:p text:style-name="MP60"/>
            </table:table-cell>
          </table:table-row>
          <table:table-row table:style-name="Table2.3">
            <table:table-cell table:style-name="Table2.A2" office:value-type="string">
              <text:p text:style-name="MP61"><draw:frame draw:style-name="Mfr3" draw:name="image: asimage(o.afip_qr_code_img,size_x=100,size_y=100)" text:anchor-type="paragraph" svg:x="0.06cm" svg:y="0cm" svg:width="6.364cm" draw:z-index="2"><draw:text-box fo:min-height="0.744cm"><text:p text:style-name="MP62">QR code</text:p></draw:text-box></draw:frame><text:span text:style-name="MT71">CAE: </text:span><text:span text:style-name="MT71"><text:placeholder text:placeholder-type="text">&lt;o.afip_cae&gt;</text:placeholder></text:span></text:p>
              <text:p text:style-name="MP63"><text:span text:style-name="MT71">Fecha Vto. CAE: </text:span><text:span text:style-name="MT71"><text:placeholder text:placeholder-type="text">&lt;formatLang(o.afip_cae_due,date=True)&gt;</text:placeholder></text:span></text:p>
            </table:table-cell>
          </table:table-row>
        </table:table>
        <text:p text:style-name="MP64"/>
        <text:p text:style-name="MP64"/>
        <text:p text:style-name="MP6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3T11:16:39.227250546</dc:date>
    <meta:editing-duration>P3DT5H55M25S</meta:editing-duration>
    <meta:editing-cycles>585</meta:editing-cycles>
    <meta:generator>LibreOffice/6.4.6.2$Linux_X86_64 LibreOffice_project/40$Build-2</meta:generator>
    <meta:document-statistic meta:table-count="7" meta:image-count="0" meta:object-count="0" meta:page-count="1" meta:paragraph-count="82" meta:word-count="436" meta:character-count="2688" meta:non-whitespace-character-count="2496"/>
  </office:meta>
</office:document-meta>
</file>